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8.447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77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ffcc00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none" fo:background-color="#ffcc00" fo:border-left="0.002cm solid #000000" fo:border-right="none" fo:border-top="0.002cm solid #000000"/>
      <style:text-properties style:use-window-font-color="true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 style:data-style-name="N10">
      <style:table-cell-properties fo:background-color="#99ff6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">
      <style:table-cell-properties fo:border-bottom="0.002cm solid #000000" fo:background-color="#ff666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0">
      <style:table-cell-properties fo:background-color="#ff6666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10">
      <style:table-cell-properties fo:background-color="#ff6666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">
      <style:table-cell-properties fo:border-bottom="0.002cm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">
      <style:table-cell-properties fo:background-color="#99ff66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99cc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cc99cc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 table:style-name="co4" table:default-cell-style-name="ce12"/>
        <table:table-column table:style-name="co4" table:number-columns-repeated="2" table:default-cell-style-name="Default"/>
        <table:table-column table:style-name="co4" table:default-cell-style-name="ce1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iefe 3</text:p>
          </table:table-cell>
          <table:table-cell table:style-name="ce4"/>
          <table:table-cell table:style-name="ce6" table:number-columns-repeated="8"/>
          <table:table-cell table:style-name="ce25"/>
          <table:table-cell table:style-name="ce30"/>
          <table:table-cell table:style-name="Default"/>
          <table:table-cell office:value-type="string">
            <text:p>Zustände</text:p>
          </table:table-cell>
          <table:table-cell office:value-type="string">
            <text:p>Zeit in ms</text:p>
          </table:table-cell>
          <table:table-cell>
            <draw:frame table:end-cell-address="Tabelle1.W21" table:end-x="0.954cm" table:end-y="0.211cm" draw:z-index="1" draw:style-name="gr1" draw:text-style-name="P1" svg:width="15.989cm" svg:height="9.003cm" svg:x="0.772cm" svg:y="0.24cm">
              <draw:object draw:notify-on-update-of-ranges="Tabelle1.M14:Tabelle1.M14 Tabelle1.M15:Tabelle1.M21 Tabelle1.N14:Tabelle1.N14 Tabelle1.N15:Tabelle1.N21 Tabelle1.O14:Tabelle1.O14 Tabelle1.O15:Tabelle1.O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table:style-name="ce7" office:value-type="string">
            <text:p>Zustände</text:p>
          </table:table-cell>
          <table:table-cell table:style-name="ce13" office:value-type="string">
            <text:p>norm12x12</text:p>
          </table:table-cell>
          <table:table-cell table:style-name="ce13" office:value-type="string">
            <text:p>endlosrohr</text:p>
          </table:table-cell>
          <table:table-cell table:style-name="ce13" office:value-type="string">
            <text:p>comp2017_04_4p</text:p>
          </table:table-cell>
          <table:table-cell table:style-name="ce13" office:value-type="string">
            <text:p>2014_comp_1_4p</text:p>
          </table:table-cell>
          <table:table-cell table:style-name="ce13" office:value-type="string">
            <text:p>2013_comp_5_2p</text:p>
          </table:table-cell>
          <table:table-cell table:style-name="ce13" office:value-type="string">
            <text:p>2012_Map_fuenf</text:p>
          </table:table-cell>
          <table:table-cell table:style-name="ce13" office:value-type="string">
            <text:p>2014_comp_2_4p</text:p>
          </table:table-cell>
          <table:table-cell table:style-name="ce26" office:value-type="string">
            <text:p>Gesamt</text:p>
          </table:table-cell>
          <table:table-cell table:style-name="ce12"/>
          <table:table-cell table:style-name="ce8" office:value-type="string">
            <text:p>Paranoid</text:p>
          </table:table-cell>
          <table:table-cell table:style-name="ce27" office:value-type="float" office:value="64409">
            <text:p>64409</text:p>
          </table:table-cell>
          <table:table-cell office:value-type="float" office:value="16616">
            <text:p>1661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ranoid</text:p>
          </table:table-cell>
          <table:table-cell table:style-name="ce12" office:value-type="float" office:value="2605">
            <text:p>2605</text:p>
          </table:table-cell>
          <table:table-cell table:style-name="ce21" office:value-type="float" office:value="13177">
            <text:p>13177</text:p>
          </table:table-cell>
          <table:table-cell office:value-type="float" office:value="360">
            <text:p>360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33630">
            <text:p>33630</text:p>
          </table:table-cell>
          <table:table-cell office:value-type="float" office:value="2597">
            <text:p>2597</text:p>
          </table:table-cell>
          <table:table-cell table:style-name="ce12" office:value-type="float" office:value="11705">
            <text:p>11705</text:p>
          </table:table-cell>
          <table:table-cell table:style-name="ce27" table:formula="of:=SUM([.D3:.J3])" office:value-type="float" office:value="64409">
            <text:p>64409</text:p>
          </table:table-cell>
          <table:table-cell table:style-name="ce12"/>
          <table:table-cell table:style-name="ce8" office:value-type="string">
            <text:p>Alpha-Beta</text:p>
          </table:table-cell>
          <table:table-cell table:style-name="ce27" office:value-type="float" office:value="13200">
            <text:p>13200</text:p>
          </table:table-cell>
          <table:table-cell office:value-type="float" office:value="4344">
            <text:p>434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pha-Beta</text:p>
          </table:table-cell>
          <table:table-cell table:style-name="ce12" office:value-type="float" office:value="646">
            <text:p>646</text:p>
          </table:table-cell>
          <table:table-cell table:style-name="ce12" office:value-type="float" office:value="1255">
            <text:p>1255</text:p>
          </table:table-cell>
          <table:table-cell office:value-type="float" office:value="180">
            <text:p>180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6912">
            <text:p>6912</text:p>
          </table:table-cell>
          <table:table-cell office:value-type="float" office:value="717">
            <text:p>717</text:p>
          </table:table-cell>
          <table:table-cell table:style-name="ce12" office:value-type="float" office:value="3340">
            <text:p>3340</text:p>
          </table:table-cell>
          <table:table-cell table:style-name="ce27" table:formula="of:=SUM([.D4:.J4])" office:value-type="float" office:value="13200">
            <text:p>13200</text:p>
          </table:table-cell>
          <table:table-cell table:style-name="ce12"/>
          <table:table-cell table:style-name="ce8" office:value-type="string">
            <text:p>Alpha-Beta und Zugsortierung</text:p>
          </table:table-cell>
          <table:table-cell table:style-name="ce27" office:value-type="float" office:value="14078">
            <text:p>14078</text:p>
          </table:table-cell>
          <table:table-cell office:value-type="float" office:value="3148">
            <text:p>31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pha-Beta und Zugsortierung</text:p>
          </table:table-cell>
          <table:table-cell table:style-name="ce12" office:value-type="float" office:value="705">
            <text:p>705</text:p>
          </table:table-cell>
          <table:table-cell table:style-name="ce12" office:value-type="float" office:value="4020">
            <text:p>4020</text:p>
          </table:table-cell>
          <table:table-cell office:value-type="float" office:value="110">
            <text:p>110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6277">
            <text:p>6277</text:p>
          </table:table-cell>
          <table:table-cell office:value-type="float" office:value="1478">
            <text:p>1478</text:p>
          </table:table-cell>
          <table:table-cell table:style-name="ce12" office:value-type="float" office:value="1359">
            <text:p>1359</text:p>
          </table:table-cell>
          <table:table-cell table:style-name="ce27" table:formula="of:=SUM([.D5:.J5])" office:value-type="float" office:value="14078">
            <text:p>14078</text:p>
          </table:table-cell>
          <table:table-cell table:style-name="ce12"/>
          <table:table-cell table:style-name="Default"/>
          <table:table-cell table:style-name="ce12" table:number-columns-repeated="2"/>
          <table:table-cell/>
        </table:table-row>
        <table:table-row table:style-name="ro1">
          <table:table-cell/>
          <table:table-cell table:style-name="ce5" office:value-type="string">
            <text:p>Ersparnis</text:p>
          </table:table-cell>
          <table:table-cell table:style-name="ce9"/>
          <table:table-cell table:style-name="ce14" table:number-columns-repeated="7"/>
          <table:table-cell table:style-name="ce28"/>
          <table:table-cell table:style-name="ce12"/>
          <table:table-cell table:style-name="Default"/>
          <table:table-cell table:style-name="ce12" office:value-type="string">
            <text:p>Tiefe</text:p>
          </table:table-cell>
          <table:table-cell table:style-name="ce12"/>
          <table:table-cell/>
        </table:table-row>
        <table:table-row table:style-name="ro1">
          <table:table-cell/>
          <table:table-cell table:style-name="ce2"/>
          <table:table-cell office:value-type="string">
            <text:p>Alpha-Beta</text:p>
          </table:table-cell>
          <table:table-cell table:style-name="ce15" table:formula="of:=1-[.D4]/[.D3]" office:value-type="percentage" office:value="0.752015355086372">
            <text:p>75%</text:p>
          </table:table-cell>
          <table:table-cell table:style-name="ce15" table:formula="of:=1-[.E4]/[.E3]" office:value-type="percentage" office:value="0.904758290961524">
            <text:p>90%</text:p>
          </table:table-cell>
          <table:table-cell table:style-name="ce22" table:formula="of:=1-[.F4]/[.F3]" office:value-type="percentage" office:value="0.5">
            <text:p>50%</text:p>
          </table:table-cell>
          <table:table-cell table:style-name="ce22" table:formula="of:=1-[.G4]/[.G3]" office:value-type="percentage" office:value="0.552238805970149">
            <text:p>55%</text:p>
          </table:table-cell>
          <table:table-cell table:style-name="ce22" table:formula="of:=1-[.H4]/[.H3]" office:value-type="percentage" office:value="0.794469223907226">
            <text:p>79%</text:p>
          </table:table-cell>
          <table:table-cell table:style-name="ce15" table:formula="of:=1-[.I4]/[.I3]" office:value-type="percentage" office:value="0.723912206391991">
            <text:p>72%</text:p>
          </table:table-cell>
          <table:table-cell table:style-name="ce22" table:formula="of:=1-[.J4]/[.J3]" office:value-type="percentage" office:value="0.714651858180265">
            <text:p>71%</text:p>
          </table:table-cell>
          <table:table-cell table:style-name="ce15" table:formula="of:=1-[.K4]/[.K3]" office:value-type="percentage" office:value="0.795059696626248">
            <text:p>80%</text:p>
          </table:table-cell>
          <table:table-cell table:style-name="ce12"/>
          <table:table-cell table:style-name="ce8" office:value-type="string">
            <text:p>Paranoid</text:p>
          </table:table-cell>
          <table:table-cell table:style-name="ce12" office:value-type="float" office:value="4.3">
            <text:p>4,3</text:p>
          </table:table-cell>
          <table:table-cell table:style-name="ce12"/>
          <table:table-cell/>
        </table:table-row>
        <table:table-row table:style-name="ro1">
          <table:table-cell/>
          <table:table-cell table:style-name="ce3"/>
          <table:table-cell table:style-name="ce10" office:value-type="string">
            <text:p>Alpha-Beta und Zugsortierung</text:p>
          </table:table-cell>
          <table:table-cell table:style-name="ce16" table:formula="of:=1-[.D5]/[.D3]" office:value-type="percentage" office:value="0.72936660268714">
            <text:p>73%</text:p>
          </table:table-cell>
          <table:table-cell table:style-name="ce16" table:formula="of:=1-[.E5]/[.E3]" office:value-type="percentage" office:value="0.694922971844881">
            <text:p>69%</text:p>
          </table:table-cell>
          <table:table-cell table:style-name="ce23" table:formula="of:=1-[.F5]/[.F3]" office:value-type="percentage" office:value="0.694444444444444">
            <text:p>69%</text:p>
          </table:table-cell>
          <table:table-cell table:style-name="ce23" table:formula="of:=1-[.G5]/[.G3]" office:value-type="percentage" office:value="0.614925373134328">
            <text:p>61%</text:p>
          </table:table-cell>
          <table:table-cell table:style-name="ce23" table:formula="of:=1-[.H5]/[.H3]" office:value-type="percentage" office:value="0.813351174546536">
            <text:p>81%</text:p>
          </table:table-cell>
          <table:table-cell table:style-name="ce16" table:formula="of:=1-[.I5]/[.I3]" office:value-type="percentage" office:value="0.430881786676935">
            <text:p>43%</text:p>
          </table:table-cell>
          <table:table-cell table:style-name="ce23" table:formula="of:=1-[.J5]/[.J3]" office:value-type="percentage" office:value="0.883895771038018">
            <text:p>88%</text:p>
          </table:table-cell>
          <table:table-cell table:style-name="ce16" table:formula="of:=1-[.K5]/[.K3]" office:value-type="percentage" office:value="0.781428061295782">
            <text:p>78%</text:p>
          </table:table-cell>
          <table:table-cell table:style-name="ce12"/>
          <table:table-cell table:style-name="ce8" office:value-type="string">
            <text:p>Alpha-Beta</text:p>
          </table:table-cell>
          <table:table-cell table:style-name="ce12" office:value-type="float" office:value="5.22">
            <text:p>5,22</text:p>
          </table:table-cell>
          <table:table-cell table:style-name="ce12"/>
          <table:table-cell/>
        </table:table-row>
        <table:table-row table:style-name="ro1">
          <table:table-cell table:number-columns-repeated="3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/>
          <table:table-cell table:style-name="ce27"/>
          <table:table-cell table:style-name="ce12"/>
          <table:table-cell table:style-name="ce8" office:value-type="string">
            <text:p>Alpha-Beta und Zugsortierung</text:p>
          </table:table-cell>
          <table:table-cell table:style-name="ce12" office:value-type="float" office:value="5.08">
            <text:p>5,08</text:p>
          </table:table-cell>
          <table:table-cell table:style-name="ce12"/>
          <table:table-cell/>
        </table:table-row>
        <table:table-row table:style-name="ro1">
          <table:table-cell table:number-columns-repeated="2"/>
          <table:table-cell table:style-name="ce11" office:value-type="string">
            <text:p>Zeit</text:p>
          </table:table-cell>
          <table:table-cell table:style-name="ce17" office:value-type="string">
            <text:p>norm12x12</text:p>
          </table:table-cell>
          <table:table-cell table:style-name="ce17" office:value-type="string">
            <text:p>endlosrohr</text:p>
          </table:table-cell>
          <table:table-cell table:style-name="ce17" office:value-type="string">
            <text:p>comp2017_04_4p</text:p>
          </table:table-cell>
          <table:table-cell table:style-name="ce17" office:value-type="string">
            <text:p>2014_comp_1_4p</text:p>
          </table:table-cell>
          <table:table-cell table:style-name="ce17" office:value-type="string">
            <text:p>2013_comp_5_2p</text:p>
          </table:table-cell>
          <table:table-cell table:style-name="ce17" office:value-type="string">
            <text:p>2012_Map_fuenf</text:p>
          </table:table-cell>
          <table:table-cell table:style-name="ce13" office:value-type="string">
            <text:p>2014_comp_2_4p</text:p>
          </table:table-cell>
          <table:table-cell table:style-name="ce29" office:value-type="string">
            <text:p>Gesamt</text:p>
          </table:table-cell>
          <table:table-cell table:style-name="ce12"/>
          <table:table-cell table:style-name="ce8" office:value-type="string">
            <text:p>Alpha-Beta und Aspiration Windows</text:p>
          </table:table-cell>
          <table:table-cell table:style-name="ce12" office:value-type="float" office:value="5.34">
            <text:p>5,34</text:p>
          </table:table-cell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>
            <text:p>Paranoid</text:p>
          </table:table-cell>
          <table:table-cell table:style-name="ce12" office:value-type="float" office:value="219">
            <text:p>219</text:p>
          </table:table-cell>
          <table:table-cell table:style-name="ce21" office:value-type="float" office:value="1516">
            <text:p>1516</text:p>
          </table:table-cell>
          <table:table-cell office:value-type="float" office:value="142">
            <text:p>142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6431">
            <text:p>6431</text:p>
          </table:table-cell>
          <table:table-cell office:value-type="float" office:value="302">
            <text:p>302</text:p>
          </table:table-cell>
          <table:table-cell table:style-name="ce12" office:value-type="float" office:value="7869">
            <text:p>7869</text:p>
          </table:table-cell>
          <table:table-cell table:style-name="ce27" table:formula="of:=SUM([.D11:.J11])" office:value-type="float" office:value="16616">
            <text:p>16616</text:p>
          </table:table-cell>
          <table:table-cell table:style-name="ce12"/>
          <table:table-cell table:style-name="ce8" office:value-type="string">
            <text:p>Alpha-Beta, Aspiration Windows, Zugsortierung</text:p>
          </table:table-cell>
          <table:table-cell table:style-name="ce12" office:value-type="float" office:value="5">
            <text:p>5</text:p>
          </table:table-cell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>
            <text:p>Alpha-Beta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175">
            <text:p>175</text:p>
          </table:table-cell>
          <table:table-cell office:value-type="float" office:value="85">
            <text:p>85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477">
            <text:p>1477</text:p>
          </table:table-cell>
          <table:table-cell office:value-type="float" office:value="106">
            <text:p>106</text:p>
          </table:table-cell>
          <table:table-cell table:style-name="ce12" office:value-type="float" office:value="2349">
            <text:p>2349</text:p>
          </table:table-cell>
          <table:table-cell table:style-name="ce27" table:formula="of:=SUM([.D12:.J12])" office:value-type="float" office:value="4344">
            <text:p>4344</text:p>
          </table:table-cell>
          <table:table-cell table:style-name="ce12"/>
          <table:table-cell table:style-name="ce8"/>
          <table:table-cell table:style-name="ce12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Alpha-Beta und Zugsortierung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546">
            <text:p>546</text:p>
          </table:table-cell>
          <table:table-cell office:value-type="float" office:value="59">
            <text:p>59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340">
            <text:p>1340</text:p>
          </table:table-cell>
          <table:table-cell office:value-type="float" office:value="188">
            <text:p>188</text:p>
          </table:table-cell>
          <table:table-cell table:style-name="ce12" office:value-type="float" office:value="868">
            <text:p>868</text:p>
          </table:table-cell>
          <table:table-cell table:style-name="ce27" table:formula="of:=SUM([.D13:.J13])" office:value-type="float" office:value="3148">
            <text:p>3148</text:p>
          </table:table-cell>
          <table:table-cell/>
          <table:table-cell table:style-name="Default" office:value-type="string">
            <text:p>Zustände</text:p>
          </table:table-cell>
          <table:table-cell table:style-name="ce12" table:number-columns-repeated="2"/>
          <table:table-cell/>
        </table:table-row>
        <table:table-row table:style-name="ro1">
          <table:table-cell/>
          <table:table-cell table:style-name="ce1" office:value-type="string">
            <text:p>Ersparnis</text:p>
          </table:table-cell>
          <table:table-cell table:style-name="ce9"/>
          <table:table-cell table:style-name="ce14" table:number-columns-repeated="7"/>
          <table:table-cell table:style-name="ce28"/>
          <table:table-cell/>
          <table:table-cell table:style-name="Default"/>
          <table:table-cell table:style-name="ce8" office:value-type="string">
            <text:p>Paranoid</text:p>
          </table:table-cell>
          <table:table-cell table:style-name="ce8" office:value-type="string">
            <text:p>Alpha-Beta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Alpha-Beta</text:p>
          </table:table-cell>
          <table:table-cell table:style-name="ce15" table:formula="of:=1-([.D12]/[.D11])" office:value-type="percentage" office:value="0.662100456621005">
            <text:p>66%</text:p>
          </table:table-cell>
          <table:table-cell table:style-name="ce15" table:formula="of:=1-([.E12]/[.E11])" office:value-type="percentage" office:value="0.884564643799472">
            <text:p>88%</text:p>
          </table:table-cell>
          <table:table-cell table:style-name="ce22" table:formula="of:=1-([.F12]/[.F11])" office:value-type="percentage" office:value="0.401408450704225">
            <text:p>40%</text:p>
          </table:table-cell>
          <table:table-cell table:style-name="ce22" table:formula="of:=1-([.G12]/[.G11])" office:value-type="percentage" office:value="0.430656934306569">
            <text:p>43%</text:p>
          </table:table-cell>
          <table:table-cell table:style-name="ce22" table:formula="of:=1-([.H12]/[.H11])" office:value-type="percentage" office:value="0.770331208210232">
            <text:p>77%</text:p>
          </table:table-cell>
          <table:table-cell table:style-name="ce15" table:formula="of:=1-([.I12]/[.I11])" office:value-type="percentage" office:value="0.649006622516556">
            <text:p>65%</text:p>
          </table:table-cell>
          <table:table-cell table:style-name="ce22" table:formula="of:=1-([.J12]/[.J11])" office:value-type="percentage" office:value="0.701486847121616">
            <text:p>70%</text:p>
          </table:table-cell>
          <table:table-cell table:style-name="ce22" table:formula="of:=1-([.K12]/[.K11])" office:value-type="percentage" office:value="0.738565238324506">
            <text:p>74%</text:p>
          </table:table-cell>
          <table:table-cell/>
          <table:table-cell office:value-type="string">
            <text:p>norm12x12</text:p>
          </table:table-cell>
          <table:table-cell office:value-type="float" office:value="2605">
            <text:p>2605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0" office:value-type="string">
            <text:p>Alpha-Beta und Zugsortierung</text:p>
          </table:table-cell>
          <table:table-cell table:style-name="ce16" table:formula="of:=1-([.D13]/[.D11])" office:value-type="percentage" office:value="0.639269406392694">
            <text:p>64%</text:p>
          </table:table-cell>
          <table:table-cell table:style-name="ce16" table:formula="of:=1-([.E13]/[.E11])" office:value-type="percentage" office:value="0.639841688654354">
            <text:p>64%</text:p>
          </table:table-cell>
          <table:table-cell table:style-name="ce23" table:formula="of:=1-([.F13]/[.F11])" office:value-type="percentage" office:value="0.584507042253521">
            <text:p>58%</text:p>
          </table:table-cell>
          <table:table-cell table:style-name="ce23" table:formula="of:=1-([.G13]/[.G11])" office:value-type="percentage" office:value="0.503649635036496">
            <text:p>50%</text:p>
          </table:table-cell>
          <table:table-cell table:style-name="ce23" table:formula="of:=1-([.H13]/[.H11])" office:value-type="percentage" office:value="0.791634271497434">
            <text:p>79%</text:p>
          </table:table-cell>
          <table:table-cell table:style-name="ce16" table:formula="of:=1-([.I13]/[.I11])" office:value-type="percentage" office:value="0.377483443708609">
            <text:p>38%</text:p>
          </table:table-cell>
          <table:table-cell table:style-name="ce23" table:formula="of:=1-([.J13]/[.J11])" office:value-type="percentage" office:value="0.889693734909137">
            <text:p>89%</text:p>
          </table:table-cell>
          <table:table-cell table:style-name="ce23" table:formula="of:=1-([.K13]/[.K11])" office:value-type="percentage" office:value="0.810544053923929">
            <text:p>81%</text:p>
          </table:table-cell>
          <table:table-cell/>
          <table:table-cell office:value-type="string">
            <text:p>endlosrohr</text:p>
          </table:table-cell>
          <table:table-cell office:value-type="float" office:value="13177">
            <text:p>13177</text:p>
          </table:table-cell>
          <table:table-cell office:value-type="float" office:value="1255">
            <text:p>125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 table:number-columns-repeated="2"/>
          <table:table-cell/>
          <table:table-cell office:value-type="string">
            <text:p>comp2017_04_4p</text:p>
          </table:table-cell>
          <table:table-cell office:value-type="float" office:value="360">
            <text:p>36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table:style-name="ce1" office:value-type="string">
            <text:p>Zeit 2</text:p>
          </table:table-cell>
          <table:table-cell table:style-name="ce4"/>
          <table:table-cell table:style-name="ce6" table:number-columns-repeated="8"/>
          <table:table-cell table:style-name="ce25"/>
          <table:table-cell/>
          <table:table-cell office:value-type="string">
            <text:p>2014_comp_1_4p</text:p>
          </table:table-cell>
          <table:table-cell office:value-type="float" office:value="335">
            <text:p>335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>
            <text:p>Tiefe</text:p>
          </table:table-cell>
          <table:table-cell table:style-name="ce13" office:value-type="string">
            <text:p>norm12x12</text:p>
          </table:table-cell>
          <table:table-cell table:style-name="ce13" office:value-type="string">
            <text:p>endlosrohr</text:p>
          </table:table-cell>
          <table:table-cell table:style-name="ce13" office:value-type="string">
            <text:p>comp2017_04_4p</text:p>
          </table:table-cell>
          <table:table-cell table:style-name="ce13" office:value-type="string">
            <text:p>2014_comp_1_4p</text:p>
          </table:table-cell>
          <table:table-cell table:style-name="ce13" office:value-type="string">
            <text:p>2013_comp_5_2p</text:p>
          </table:table-cell>
          <table:table-cell table:style-name="ce13" office:value-type="string">
            <text:p>2012_Map_fuenf</text:p>
          </table:table-cell>
          <table:table-cell table:style-name="ce13" office:value-type="string">
            <text:p>2014_comp_2_4p</text:p>
          </table:table-cell>
          <table:table-cell table:style-name="ce26" office:value-type="string">
            <text:p>Gesamt</text:p>
          </table:table-cell>
          <table:table-cell/>
          <table:table-cell office:value-type="string">
            <text:p>2013_comp_5_2p</text:p>
          </table:table-cell>
          <table:table-cell office:value-type="float" office:value="33630">
            <text:p>33630</text:p>
          </table:table-cell>
          <table:table-cell office:value-type="float" office:value="6912">
            <text:p>69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ranoid</text:p>
          </table:table-cell>
          <table:table-cell table:style-name="ce12" office:value-type="float" office:value="5.45">
            <text:p>5,45</text:p>
          </table:table-cell>
          <table:table-cell table:style-name="ce21" office:value-type="float" office:value="3.68">
            <text:p>3,68</text:p>
          </table:table-cell>
          <table:table-cell office:value-type="float" office:value="4.44">
            <text:p>4,44</text:p>
          </table:table-cell>
          <table:table-cell table:style-name="ce12" office:value-type="float" office:value="6.02">
            <text:p>6,02</text:p>
          </table:table-cell>
          <table:table-cell table:style-name="ce12" office:value-type="float" office:value="2.94">
            <text:p>2,94</text:p>
          </table:table-cell>
          <table:table-cell office:value-type="float" office:value="4.38">
            <text:p>4,38</text:p>
          </table:table-cell>
          <table:table-cell table:style-name="ce12" office:value-type="float" office:value="3.19">
            <text:p>3,19</text:p>
          </table:table-cell>
          <table:table-cell table:style-name="ce27" table:formula="of:=SUM([.D20:.J20])" office:value-type="float" office:value="30.1">
            <text:p>30,1</text:p>
          </table:table-cell>
          <table:table-cell table:formula="of:=ROUNDDOWN(AVERAGE([.D20:.J20]);2)" office:value-type="float" office:value="4.3">
            <text:p>4,3</text:p>
          </table:table-cell>
          <table:table-cell office:value-type="string">
            <text:p>2012_Map_fuenf</text:p>
          </table:table-cell>
          <table:table-cell office:value-type="float" office:value="2597">
            <text:p>2597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pha-Beta</text:p>
          </table:table-cell>
          <table:table-cell table:style-name="ce12" office:value-type="float" office:value="6.77">
            <text:p>6,77</text:p>
          </table:table-cell>
          <table:table-cell table:style-name="ce12" office:value-type="float" office:value="4.29">
            <text:p>4,29</text:p>
          </table:table-cell>
          <table:table-cell office:value-type="float" office:value="5.41">
            <text:p>5,41</text:p>
          </table:table-cell>
          <table:table-cell table:style-name="ce12" office:value-type="float" office:value="8.23">
            <text:p>8,23</text:p>
          </table:table-cell>
          <table:table-cell table:style-name="ce12" office:value-type="float" office:value="3.52">
            <text:p>3,52</text:p>
          </table:table-cell>
          <table:table-cell office:value-type="float" office:value="5.38">
            <text:p>5,38</text:p>
          </table:table-cell>
          <table:table-cell table:style-name="ce12" office:value-type="float" office:value="2.97">
            <text:p>2,97</text:p>
          </table:table-cell>
          <table:table-cell table:style-name="ce27" table:formula="of:=SUM([.D21:.J21])" office:value-type="float" office:value="36.57">
            <text:p>36,57</text:p>
          </table:table-cell>
          <table:table-cell table:formula="of:=ROUNDDOWN(AVERAGE([.D21:.J21]);2)" office:value-type="float" office:value="5.22">
            <text:p>5,22</text:p>
          </table:table-cell>
          <table:table-cell office:value-type="string">
            <text:p>2014_comp_2_4p</text:p>
          </table:table-cell>
          <table:table-cell office:value-type="float" office:value="11705">
            <text:p>11705</text:p>
          </table:table-cell>
          <table:table-cell office:value-type="float" office:value="3340">
            <text:p>334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pha-Beta und Zugsortierung</text:p>
          </table:table-cell>
          <table:table-cell table:style-name="ce12" office:value-type="float" office:value="6.63">
            <text:p>6,63</text:p>
          </table:table-cell>
          <table:table-cell table:style-name="ce12" office:value-type="float" office:value="4.18">
            <text:p>4,18</text:p>
          </table:table-cell>
          <table:table-cell office:value-type="float" office:value="5.16">
            <text:p>5,16</text:p>
          </table:table-cell>
          <table:table-cell table:style-name="ce12" office:value-type="float" office:value="7.94">
            <text:p>7,94</text:p>
          </table:table-cell>
          <table:table-cell table:style-name="ce12" office:value-type="float" office:value="3.29">
            <text:p>3,29</text:p>
          </table:table-cell>
          <table:table-cell office:value-type="float" office:value="5.32">
            <text:p>5,32</text:p>
          </table:table-cell>
          <table:table-cell table:style-name="ce12" office:value-type="float" office:value="3.05">
            <text:p>3,05</text:p>
          </table:table-cell>
          <table:table-cell table:style-name="ce27" table:formula="of:=SUM([.D22:.J22])" office:value-type="float" office:value="35.57">
            <text:p>35,57</text:p>
          </table:table-cell>
          <table:table-cell table:formula="of:=ROUNDDOWN(AVERAGE([.D22:.J22]);2)" office:value-type="float" office:value="5.08">
            <text:p>5,08</text:p>
          </table:table-cell>
          <table:table-cell table:style-name="Default"/>
          <table:table-cell table:number-columns-repeated="2"/>
          <table:table-cell>
            <draw:frame table:end-cell-address="Tabelle1.W42" table:end-x="1.015cm" table:end-y="0.392cm" draw:z-index="0" draw:style-name="gr1" draw:text-style-name="P1" svg:width="15.989cm" svg:height="9.003cm" svg:x="0.833cm" svg:y="0.421cm">
              <draw:object draw:notify-on-update-of-ranges="Tabelle1.M24:Tabelle1.M24 Tabelle1.M25:Tabelle1.M31 Tabelle1.N24:Tabelle1.N24 Tabelle1.N25:Tabelle1.N31 Tabelle1.O24:Tabelle1.O24 Tabelle1.O25:Tabelle1.O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Alpha-Beta und Aspiration Windows</text:p>
          </table:table-cell>
          <table:table-cell table:style-name="ce12" office:value-type="float" office:value="8.42">
            <text:p>8,42</text:p>
          </table:table-cell>
          <table:table-cell table:style-name="ce12" office:value-type="float" office:value="4.43">
            <text:p>4,43</text:p>
          </table:table-cell>
          <table:table-cell office:value-type="float" office:value="4.98">
            <text:p>4,98</text:p>
          </table:table-cell>
          <table:table-cell table:style-name="ce12" office:value-type="float" office:value="7.28">
            <text:p>7,28</text:p>
          </table:table-cell>
          <table:table-cell table:style-name="ce12" office:value-type="float" office:value="3.55">
            <text:p>3,55</text:p>
          </table:table-cell>
          <table:table-cell office:value-type="float" office:value="5.29">
            <text:p>5,29</text:p>
          </table:table-cell>
          <table:table-cell table:style-name="ce12" office:value-type="float" office:value="3.43">
            <text:p>3,43</text:p>
          </table:table-cell>
          <table:table-cell table:style-name="ce27" table:formula="of:=SUM([.D23:.J23])" office:value-type="float" office:value="37.38">
            <text:p>37,38</text:p>
          </table:table-cell>
          <table:table-cell table:formula="of:=ROUNDDOWN(AVERAGE([.D23:.J23]);2)" office:value-type="float" office:value="5.34">
            <text:p>5,34</text:p>
          </table:table-cell>
          <table:table-cell table:style-name="Default" office:value-type="string">
            <text:p>Zeit</text:p>
          </table:table-cell>
          <table:table-cell table:style-name="ce12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Alpha-Beta, Aspiration Windows, Zugsortierung</text:p>
          </table:table-cell>
          <table:table-cell table:style-name="ce12" office:value-type="float" office:value="6.46">
            <text:p>6,46</text:p>
          </table:table-cell>
          <table:table-cell table:style-name="ce12" office:value-type="float" office:value="3.83">
            <text:p>3,83</text:p>
          </table:table-cell>
          <table:table-cell office:value-type="float" office:value="4.65">
            <text:p>4,65</text:p>
          </table:table-cell>
          <table:table-cell table:style-name="ce12" office:value-type="float" office:value="8.95">
            <text:p>8,95</text:p>
          </table:table-cell>
          <table:table-cell table:style-name="ce12" office:value-type="float" office:value="2.93">
            <text:p>2,93</text:p>
          </table:table-cell>
          <table:table-cell office:value-type="float" office:value="4.9">
            <text:p>4,9</text:p>
          </table:table-cell>
          <table:table-cell table:style-name="ce12" office:value-type="float" office:value="3.34">
            <text:p>3,34</text:p>
          </table:table-cell>
          <table:table-cell table:style-name="ce27" table:formula="of:=SUM([.D24:.J24])" office:value-type="float" office:value="35.06">
            <text:p>35,06</text:p>
          </table:table-cell>
          <table:table-cell table:formula="of:=ROUNDDOWN(AVERAGE([.D24:.J24]);2)" office:value-type="float" office:value="5">
            <text:p>5</text:p>
          </table:table-cell>
          <table:table-cell table:style-name="Default"/>
          <table:table-cell table:style-name="ce8" office:value-type="string">
            <text:p>Paranoid</text:p>
          </table:table-cell>
          <table:table-cell table:style-name="ce8" office:value-type="string">
            <text:p>Alpha-Beta</text:p>
          </table:table-cell>
          <table:table-cell/>
        </table:table-row>
        <table:table-row table:style-name="ro1">
          <table:table-cell/>
          <table:table-cell table:style-name="ce5" office:value-type="string">
            <text:p>Erweiterung</text:p>
          </table:table-cell>
          <table:table-cell table:style-name="ce9"/>
          <table:table-cell table:style-name="ce14" table:number-columns-repeated="7"/>
          <table:table-cell table:style-name="ce28"/>
          <table:table-cell/>
          <table:table-cell office:value-type="string">
            <text:p>norm12x12</text:p>
          </table:table-cell>
          <table:table-cell office:value-type="float" office:value="219">
            <text:p>21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Alpha-Beta</text:p>
          </table:table-cell>
          <table:table-cell table:style-name="ce18" table:formula="of:=1-[.D20]/[.D21]" office:value-type="percentage" office:value="0.194977843426883">
            <text:p>19%</text:p>
          </table:table-cell>
          <table:table-cell table:style-name="ce18" table:formula="of:=1-[.E20]/[.E21]" office:value-type="percentage" office:value="0.142191142191142">
            <text:p>14%</text:p>
          </table:table-cell>
          <table:table-cell table:style-name="ce15" table:formula="of:=1-[.F20]/[.F21]" office:value-type="percentage" office:value="0.179297597042514">
            <text:p>18%</text:p>
          </table:table-cell>
          <table:table-cell table:style-name="ce18" table:formula="of:=1-[.G20]/[.G21]" office:value-type="percentage" office:value="0.268529769137303">
            <text:p>27%</text:p>
          </table:table-cell>
          <table:table-cell table:style-name="ce18" table:formula="of:=1-[.H20]/[.H21]" office:value-type="percentage" office:value="0.164772727272727">
            <text:p>16%</text:p>
          </table:table-cell>
          <table:table-cell table:style-name="ce15" table:formula="of:=1-[.I20]/[.I21]" office:value-type="percentage" office:value="0.185873605947955">
            <text:p>19%</text:p>
          </table:table-cell>
          <table:table-cell table:style-name="ce22" table:formula="of:=1-[.J20]/[.J21]" office:value-type="percentage" office:value="-0.0740740740740742">
            <text:p>-7%</text:p>
          </table:table-cell>
          <table:table-cell table:style-name="ce18" table:formula="of:=1-[.K20]/[.K21]" office:value-type="percentage" office:value="0.176920973475526">
            <text:p>18%</text:p>
          </table:table-cell>
          <table:table-cell/>
          <table:table-cell office:value-type="string">
            <text:p>endlosrohr</text:p>
          </table:table-cell>
          <table:table-cell office:value-type="float" office:value="1516">
            <text:p>1516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Alpha-Beta und Zugsortierung</text:p>
          </table:table-cell>
          <table:table-cell table:style-name="ce19" table:formula="of:=1-[.D20]/[.D22]" office:value-type="percentage" office:value="0.177978883861237">
            <text:p>18%</text:p>
          </table:table-cell>
          <table:table-cell table:style-name="ce19" table:formula="of:=1-[.E20]/[.E22]" office:value-type="percentage" office:value="0.119617224880383">
            <text:p>12%</text:p>
          </table:table-cell>
          <table:table-cell table:style-name="ce19" table:formula="of:=1-[.F20]/[.F22]" office:value-type="percentage" office:value="0.13953488372093">
            <text:p>14%</text:p>
          </table:table-cell>
          <table:table-cell table:style-name="ce19" table:formula="of:=1-[.G20]/[.G22]" office:value-type="percentage" office:value="0.241813602015113">
            <text:p>24%</text:p>
          </table:table-cell>
          <table:table-cell table:style-name="ce19" table:formula="of:=1-[.H20]/[.H22]" office:value-type="percentage" office:value="0.106382978723404">
            <text:p>11%</text:p>
          </table:table-cell>
          <table:table-cell table:style-name="ce19" table:formula="of:=1-[.I20]/[.I22]" office:value-type="percentage" office:value="0.176691729323308">
            <text:p>18%</text:p>
          </table:table-cell>
          <table:table-cell table:style-name="ce19" table:formula="of:=1-[.J20]/[.J22]" office:value-type="percentage" office:value="-0.0459016393442624">
            <text:p>-5%</text:p>
          </table:table-cell>
          <table:table-cell table:style-name="ce19" table:formula="of:=1-[.K20]/[.K22]" office:value-type="percentage" office:value="0.15378127635648">
            <text:p>15%</text:p>
          </table:table-cell>
          <table:table-cell/>
          <table:table-cell office:value-type="string">
            <text:p>comp2017_04_4p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>
            <text:p>Alpha-Beta und Aspiration Windows</text:p>
          </table:table-cell>
          <table:table-cell table:style-name="ce15" table:formula="of:=1-[.D20]/[.D23]" office:value-type="percentage" office:value="0.352731591448931">
            <text:p>35%</text:p>
          </table:table-cell>
          <table:table-cell table:style-name="ce15" table:formula="of:=1-[.E20]/[.E23]" office:value-type="percentage" office:value="0.169300225733634">
            <text:p>17%</text:p>
          </table:table-cell>
          <table:table-cell table:style-name="ce18" table:formula="of:=1-[.F20]/[.F23]" office:value-type="percentage" office:value="0.108433734939759">
            <text:p>11%</text:p>
          </table:table-cell>
          <table:table-cell table:style-name="ce18" table:formula="of:=1-[.G20]/[.G23]" office:value-type="percentage" office:value="0.173076923076923">
            <text:p>17%</text:p>
          </table:table-cell>
          <table:table-cell table:style-name="ce15" table:formula="of:=1-[.H20]/[.H23]" office:value-type="percentage" office:value="0.171830985915493">
            <text:p>17%</text:p>
          </table:table-cell>
          <table:table-cell table:style-name="ce18" table:formula="of:=1-[.I20]/[.I23]" office:value-type="percentage" office:value="0.172022684310019">
            <text:p>17%</text:p>
          </table:table-cell>
          <table:table-cell table:style-name="ce15" table:formula="of:=1-[.J20]/[.J23]" office:value-type="percentage" office:value="0.0699708454810496">
            <text:p>7%</text:p>
          </table:table-cell>
          <table:table-cell table:style-name="ce15" table:formula="of:=1-[.K20]/[.K23]" office:value-type="percentage" office:value="0.194756554307116">
            <text:p>19%</text:p>
          </table:table-cell>
          <table:table-cell/>
          <table:table-cell office:value-type="string">
            <text:p>2014_comp_1_4p</text:p>
          </table:table-cell>
          <table:table-cell office:value-type="float" office:value="137">
            <text:p>13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10" office:value-type="string">
            <text:p>Alpha-Beta, Aspiration Windows, Zugsortierung</text:p>
          </table:table-cell>
          <table:table-cell table:style-name="ce20" table:formula="of:=1-[.D20]/[.D24]" office:value-type="percentage" office:value="0.156346749226006">
            <text:p>16%</text:p>
          </table:table-cell>
          <table:table-cell table:style-name="ce20" table:formula="of:=1-[.E20]/[.E24]" office:value-type="percentage" office:value="0.0391644908616188">
            <text:p>4%</text:p>
          </table:table-cell>
          <table:table-cell table:style-name="ce20" table:formula="of:=1-[.F20]/[.F24]" office:value-type="percentage" office:value="0.0451612903225807">
            <text:p>5%</text:p>
          </table:table-cell>
          <table:table-cell table:style-name="ce24" table:formula="of:=1-[.G20]/[.G24]" office:value-type="percentage" office:value="0.327374301675978">
            <text:p>33%</text:p>
          </table:table-cell>
          <table:table-cell table:style-name="ce20" table:formula="of:=1-[.H20]/[.H24]" office:value-type="percentage" office:value="-0.00341296928327628">
            <text:p>0%</text:p>
          </table:table-cell>
          <table:table-cell table:style-name="ce20" table:formula="of:=1-[.I20]/[.I24]" office:value-type="percentage" office:value="0.106122448979592">
            <text:p>11%</text:p>
          </table:table-cell>
          <table:table-cell table:style-name="ce19" table:formula="of:=1-[.J20]/[.J24]" office:value-type="percentage" office:value="0.0449101796407185">
            <text:p>4%</text:p>
          </table:table-cell>
          <table:table-cell table:style-name="ce20" table:formula="of:=1-[.K20]/[.K24]" office:value-type="percentage" office:value="0.141471762692527">
            <text:p>14%</text:p>
          </table:table-cell>
          <table:table-cell/>
          <table:table-cell office:value-type="string">
            <text:p>2013_comp_5_2p</text:p>
          </table:table-cell>
          <table:table-cell office:value-type="float" office:value="6431">
            <text:p>6431</text:p>
          </table:table-cell>
          <table:table-cell office:value-type="float" office:value="1477">
            <text:p>147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2012_Map_fuenf</text:p>
          </table:table-cell>
          <table:table-cell office:value-type="float" office:value="302">
            <text:p>30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office:value-type="string">
            <text:p>Zustände</text:p>
          </table:table-cell>
          <table:table-cell table:number-columns-repeated="2"/>
          <table:table-cell table:style-name="Default" office:value-type="string">
            <text:p>Zeit</text:p>
          </table:table-cell>
          <table:table-cell table:number-columns-repeated="2"/>
          <table:table-cell table:style-name="Default" office:value-type="string">
            <text:p>Tiefe</text:p>
          </table:table-cell>
          <table:table-cell table:number-columns-repeated="3"/>
          <table:table-cell office:value-type="string">
            <text:p>2014_comp_2_4p</text:p>
          </table:table-cell>
          <table:table-cell office:value-type="float" office:value="7869">
            <text:p>7869</text:p>
          </table:table-cell>
          <table:table-cell office:value-type="float" office:value="2349">
            <text:p>2349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office:value-type="string">
            <text:p>ohne Zugsortierung</text:p>
          </table:table-cell>
          <table:table-cell office:value-type="string">
            <text:p>mit Zugsortierung</text:p>
          </table:table-cell>
          <table:table-cell table:style-name="Default"/>
          <table:table-cell office:value-type="string">
            <text:p>ohne Zugsortierung</text:p>
          </table:table-cell>
          <table:table-cell office:value-type="string">
            <text:p>mit Zugsortierung</text:p>
          </table:table-cell>
          <table:table-cell table:style-name="Default"/>
          <table:table-cell office:value-type="string">
            <text:p>ohne Zugsortierung</text:p>
          </table:table-cell>
          <table:table-cell office:value-type="string">
            <text:p>mit Zugsortieru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 office:value-type="string">
            <text:p>norm12x12</text:p>
          </table:table-cell>
          <table:table-cell office:value-type="float" office:value="646">
            <text:p>646</text:p>
          </table:table-cell>
          <table:table-cell office:value-type="float" office:value="705">
            <text:p>705</text:p>
          </table:table-cell>
          <table:table-cell table:style-name="ce13" office:value-type="string">
            <text:p>norm12x12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table:style-name="ce13" office:value-type="string">
            <text:p>norm12x12</text:p>
          </table:table-cell>
          <table:table-cell office:value-type="float" office:value="6.77">
            <text:p>6,77</text:p>
          </table:table-cell>
          <table:table-cell office:value-type="float" office:value="6.63">
            <text:p>6,6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ce13" office:value-type="string">
            <text:p>endlosrohr</text:p>
          </table:table-cell>
          <table:table-cell office:value-type="float" office:value="1255">
            <text:p>1255</text:p>
          </table:table-cell>
          <table:table-cell office:value-type="float" office:value="4020">
            <text:p>4020</text:p>
          </table:table-cell>
          <table:table-cell table:style-name="ce13" office:value-type="string">
            <text:p>endlosrohr</text:p>
          </table:table-cell>
          <table:table-cell office:value-type="float" office:value="175">
            <text:p>175</text:p>
          </table:table-cell>
          <table:table-cell office:value-type="float" office:value="546">
            <text:p>546</text:p>
          </table:table-cell>
          <table:table-cell table:style-name="ce13" office:value-type="string">
            <text:p>endlosrohr</text:p>
          </table:table-cell>
          <table:table-cell office:value-type="float" office:value="4.29">
            <text:p>4,29</text:p>
          </table:table-cell>
          <table:table-cell office:value-type="float" office:value="4.18">
            <text:p>4,18</text:p>
          </table:table-cell>
          <table:table-cell/>
          <table:table-cell table:style-name="Default" office:value-type="string">
            <text:p>Tiefe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Default"/>
          <table:table-cell/>
          <table:table-cell table:style-name="ce13" office:value-type="string">
            <text:p>comp2017_04_4p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table:style-name="ce13" office:value-type="string">
            <text:p>comp2017_04_4p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table:style-name="ce13" office:value-type="string">
            <text:p>comp2017_04_4p</text:p>
          </table:table-cell>
          <table:table-cell office:value-type="float" office:value="5.41">
            <text:p>5,41</text:p>
          </table:table-cell>
          <table:table-cell office:value-type="float" office:value="5.16">
            <text:p>5,16</text:p>
          </table:table-cell>
          <table:table-cell/>
          <table:table-cell table:style-name="Default"/>
          <table:table-cell table:style-name="ce8" office:value-type="string">
            <text:p>Paranoid</text:p>
          </table:table-cell>
          <table:table-cell table:style-name="ce8" office:value-type="string">
            <text:p>Alpha-Beta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3" office:value-type="string">
            <text:p>2014_comp_1_4p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table:style-name="ce13" office:value-type="string">
            <text:p>2014_comp_1_4p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table:style-name="ce13" office:value-type="string">
            <text:p>2014_comp_1_4p</text:p>
          </table:table-cell>
          <table:table-cell office:value-type="float" office:value="8.23">
            <text:p>8,23</text:p>
          </table:table-cell>
          <table:table-cell office:value-type="float" office:value="7.94">
            <text:p>7,94</text:p>
          </table:table-cell>
          <table:table-cell/>
          <table:table-cell office:value-type="string">
            <text:p>norm12x12</text:p>
          </table:table-cell>
          <table:table-cell office:value-type="float" office:value="5.45">
            <text:p>5,45</text:p>
          </table:table-cell>
          <table:table-cell office:value-type="float" office:value="6.77">
            <text:p>6,7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3" office:value-type="string">
            <text:p>2013_comp_5_2p</text:p>
          </table:table-cell>
          <table:table-cell office:value-type="float" office:value="6912">
            <text:p>6912</text:p>
          </table:table-cell>
          <table:table-cell office:value-type="float" office:value="6277">
            <text:p>6277</text:p>
          </table:table-cell>
          <table:table-cell table:style-name="ce13" office:value-type="string">
            <text:p>2013_comp_5_2p</text:p>
          </table:table-cell>
          <table:table-cell office:value-type="float" office:value="1477">
            <text:p>1477</text:p>
          </table:table-cell>
          <table:table-cell office:value-type="float" office:value="1340">
            <text:p>1340</text:p>
          </table:table-cell>
          <table:table-cell table:style-name="ce13" office:value-type="string">
            <text:p>2013_comp_5_2p</text:p>
          </table:table-cell>
          <table:table-cell office:value-type="float" office:value="3.52">
            <text:p>3,52</text:p>
          </table:table-cell>
          <table:table-cell office:value-type="float" office:value="3.29">
            <text:p>3,29</text:p>
          </table:table-cell>
          <table:table-cell/>
          <table:table-cell office:value-type="string">
            <text:p>endlosrohr</text:p>
          </table:table-cell>
          <table:table-cell office:value-type="float" office:value="3.68">
            <text:p>3,68</text:p>
          </table:table-cell>
          <table:table-cell office:value-type="float" office:value="4.29">
            <text:p>4,29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3" office:value-type="string">
            <text:p>2012_Map_fuenf</text:p>
          </table:table-cell>
          <table:table-cell office:value-type="float" office:value="717">
            <text:p>717</text:p>
          </table:table-cell>
          <table:table-cell office:value-type="float" office:value="1478">
            <text:p>1478</text:p>
          </table:table-cell>
          <table:table-cell table:style-name="ce13" office:value-type="string">
            <text:p>2012_Map_fuenf</text:p>
          </table:table-cell>
          <table:table-cell office:value-type="float" office:value="106">
            <text:p>106</text:p>
          </table:table-cell>
          <table:table-cell office:value-type="float" office:value="188">
            <text:p>188</text:p>
          </table:table-cell>
          <table:table-cell table:style-name="ce13" office:value-type="string">
            <text:p>2012_Map_fuenf</text:p>
          </table:table-cell>
          <table:table-cell office:value-type="float" office:value="5.38">
            <text:p>5,38</text:p>
          </table:table-cell>
          <table:table-cell office:value-type="float" office:value="5.32">
            <text:p>5,32</text:p>
          </table:table-cell>
          <table:table-cell/>
          <table:table-cell office:value-type="string">
            <text:p>comp2017_04_4p</text:p>
          </table:table-cell>
          <table:table-cell office:value-type="float" office:value="4.44">
            <text:p>4,44</text:p>
          </table:table-cell>
          <table:table-cell office:value-type="float" office:value="5.41">
            <text:p>5,4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3" office:value-type="string">
            <text:p>2014_comp_2_4p</text:p>
          </table:table-cell>
          <table:table-cell office:value-type="float" office:value="3340">
            <text:p>3340</text:p>
          </table:table-cell>
          <table:table-cell office:value-type="float" office:value="1359">
            <text:p>1359</text:p>
          </table:table-cell>
          <table:table-cell table:style-name="ce13" office:value-type="string">
            <text:p>2014_comp_2_4p</text:p>
          </table:table-cell>
          <table:table-cell office:value-type="float" office:value="2349">
            <text:p>2349</text:p>
          </table:table-cell>
          <table:table-cell office:value-type="float" office:value="868">
            <text:p>868</text:p>
          </table:table-cell>
          <table:table-cell table:style-name="ce13" office:value-type="string">
            <text:p>2014_comp_2_4p</text:p>
          </table:table-cell>
          <table:table-cell office:value-type="float" office:value="2.97">
            <text:p>2,97</text:p>
          </table:table-cell>
          <table:table-cell office:value-type="float" office:value="3.05">
            <text:p>3,05</text:p>
          </table:table-cell>
          <table:table-cell/>
          <table:table-cell office:value-type="string">
            <text:p>2014_comp_1_4p</text:p>
          </table:table-cell>
          <table:table-cell office:value-type="float" office:value="6.02">
            <text:p>6,02</text:p>
          </table:table-cell>
          <table:table-cell office:value-type="float" office:value="8.23">
            <text:p>8,23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2013_comp_5_2p</text:p>
          </table:table-cell>
          <table:table-cell office:value-type="float" office:value="2.94">
            <text:p>2,94</text:p>
          </table:table-cell>
          <table:table-cell office:value-type="float" office:value="3.52">
            <text:p>3,52</text:p>
          </table:table-cell>
          <table:table-cell/>
        </table:table-row>
        <table:table-row table:style-name="ro1">
          <table:table-cell table:style-name="Default"/>
          <table:table-cell>
            <draw:frame table:end-cell-address="Tabelle1.F61" table:end-x="0.067cm" table:end-y="0.061cm" draw:z-index="3" draw:style-name="gr1" draw:text-style-name="P1" svg:width="16.02cm" svg:height="9.002cm" svg:x="3.353cm" svg:y="0.091cm">
              <draw:object draw:notify-on-update-of-ranges="Tabelle1.C32:Tabelle1.C32 Tabelle1.C33:Tabelle1.C39 Tabelle1.D32:Tabelle1.D32 Tabelle1.D33:Tabelle1.D39 Tabelle1.E32:Tabelle1.E32 Tabelle1.E33:Tabelle1.E3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Default">
            <draw:frame table:end-cell-address="Tabelle1.J61" table:end-x="2.266cm" table:end-y="0.212cm" draw:z-index="4" draw:style-name="gr1" draw:text-style-name="P1" svg:width="15.989cm" svg:height="9.003cm" svg:x="0.624cm" svg:y="0.241cm">
              <draw:object draw:notify-on-update-of-ranges="Tabelle1.F32:Tabelle1.F32 Tabelle1.F33:Tabelle1.F39 Tabelle1.G32:Tabelle1.G32 Tabelle1.G33:Tabelle1.G39 Tabelle1.H32:Tabelle1.H32 Tabelle1.H33:Tabelle1.H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2012_Map_fuenf</text:p>
          </table:table-cell>
          <table:table-cell office:value-type="float" office:value="4.38">
            <text:p>4,38</text:p>
          </table:table-cell>
          <table:table-cell office:value-type="float" office:value="5.38">
            <text:p>5,38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2014_comp_2_4p</text:p>
          </table:table-cell>
          <table:table-cell office:value-type="float" office:value="3.19">
            <text:p>3,19</text:p>
          </table:table-cell>
          <table:table-cell office:value-type="float" office:value="2.97">
            <text:p>2,97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>
            <draw:frame table:end-cell-address="Tabelle1.W63" table:end-x="0.273cm" table:end-y="0.452cm" draw:z-index="2" draw:style-name="gr1" draw:text-style-name="P1" svg:width="15.989cm" svg:height="9.002cm" svg:x="0.091cm" svg:y="0.031cm">
              <draw:object draw:notify-on-update-of-ranges="Tabelle1.M35:Tabelle1.M35 Tabelle1.M36:Tabelle1.M42 Tabelle1.N35:Tabelle1.N35 Tabelle1.N36:Tabelle1.N42 Tabelle1.O35:Tabelle1.O35 Tabelle1.O36:Tabelle1.O4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>
            <draw:frame table:end-cell-address="Tabelle1.O64" table:end-x="0.096cm" table:end-y="0.452cm" draw:z-index="5" draw:style-name="gr1" draw:text-style-name="P1" svg:width="15.989cm" svg:height="9.002cm" svg:x="0.009cm" svg:y="0.031cm">
              <draw:object draw:notify-on-update-of-ranges="Tabelle1.I32:Tabelle1.I32 Tabelle1.I33:Tabelle1.I39 Tabelle1.J32:Tabelle1.J32 Tabelle1.J33:Tabelle1.J39 Tabelle1.K32:Tabelle1.K32 Tabelle1.K33:Tabelle1.K3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5.07.2018</text:date>, <text:time>04:13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arina Greim</meta:initial-creator>
    <meta:creation-date>2018-07-05T00:39:07.69</meta:creation-date>
    <dc:date>2018-07-05T04:13:56.80</dc:date>
    <dc:creator>Katharina Greim</dc:creator>
    <meta:editing-duration>PT15M45S</meta:editing-duration>
    <meta:editing-cycles>2</meta:editing-cycles>
    <meta:generator>OpenOffice/4.1.5$Win32 OpenOffice.org_project/415m1$Build-9789</meta:generator>
    <meta:document-statistic meta:table-count="3" meta:cell-count="3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4cm" xlink:href=".." xlink:type="simple" chart:class="chart:bar" chart:style-name="ch1">
        <chart:title svg:x="6.152cm" svg:y="0.316cm" chart:style-name="ch2">
          <text:p>Zustandsersparnis</text:p>
        </chart:title>
        <chart:legend chart:legend-position="bottom" svg:x="5.929cm" svg:y="8.195cm" style:legend-expansion="wide" chart:style-name="ch3"/>
        <chart:plot-area chart:style-name="ch4" table:cell-range-address="Tabelle1.M14:Tabelle1.O21" chart:data-source-has-labels="both" svg:x="0.769cm" svg:y="1.635cm" svg:width="14.583cm" svg:height="5.96cm">
          <chartooo:coordinate-region svg:x="3.719cm" svg:y="1.635cm" svg:width="11.195cm" svg:height="5.287cm"/>
          <chart:axis chart:dimension="x" chart:name="primary-x" chart:style-name="ch5" chartooo:axis-type="auto">
            <chartooo:date-scale/>
            <chart:categories table:cell-range-address="Tabelle1.M15:Tabelle1.M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N15:Tabelle1.N21" chart:label-cell-address="Tabelle1.N14:Tabelle1.N14" chart:class="chart:bar">
            <chart:data-point chart:repeated="7"/>
          </chart:series>
          <chart:series chart:style-name="ch9" chart:values-cell-range-address="Tabelle1.O15:Tabelle1.O21" chart:label-cell-address="Tabelle1.O14:Tabelle1.O1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noid</text:p>
                <draw:g>
                  <svg:desc>Tabelle1.N14:Tabelle1.N14</svg:desc>
                </draw:g>
              </table:table-cell>
              <table:table-cell office:value-type="string">
                <text:p>Alpha-Beta</text:p>
                <draw:g>
                  <svg:desc>Tabelle1.O14:Tabelle1.O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M15:Tabelle1.M21</svg:desc>
                </draw:g>
              </table:table-cell>
              <table:table-cell office:value-type="float" office:value="2605">
                <text:p>2605</text:p>
                <draw:g>
                  <svg:desc>Tabelle1.N15:Tabelle1.N21</svg:desc>
                </draw:g>
              </table:table-cell>
              <table:table-cell office:value-type="float" office:value="646">
                <text:p>646</text:p>
                <draw:g>
                  <svg:desc>Tabelle1.O15:Tabelle1.O21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13177">
                <text:p>13177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360">
                <text:p>3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335">
                <text:p>3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33630">
                <text:p>33630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2597">
                <text:p>2597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11705">
                <text:p>11705</text:p>
              </table:table-cell>
              <table:table-cell office:value-type="float" office:value="3340">
                <text:p>3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4cm" xlink:href=".." xlink:type="simple" chart:class="chart:bar" chart:style-name="ch1">
        <chart:title svg:x="6.699cm" svg:y="0.316cm" chart:style-name="ch2">
          <text:p>Zeitersparnis</text:p>
        </chart:title>
        <chart:legend chart:legend-position="bottom" svg:x="5.929cm" svg:y="8.195cm" style:legend-expansion="wide" chart:style-name="ch3"/>
        <chart:plot-area chart:style-name="ch4" table:cell-range-address="Tabelle1.M24:Tabelle1.O31" chart:data-source-has-labels="both" svg:x="0.769cm" svg:y="1.635cm" svg:width="14.583cm" svg:height="5.96cm">
          <chartooo:coordinate-region svg:x="3.719cm" svg:y="1.635cm" svg:width="11.195cm" svg:height="5.287cm"/>
          <chart:axis chart:dimension="x" chart:name="primary-x" chart:style-name="ch5" chartooo:axis-type="auto">
            <chartooo:date-scale/>
            <chart:categories table:cell-range-address="Tabelle1.M25:Tabelle1.M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N25:Tabelle1.N31" chart:label-cell-address="Tabelle1.N24:Tabelle1.N24" chart:class="chart:bar">
            <chart:data-point chart:repeated="7"/>
          </chart:series>
          <chart:series chart:style-name="ch9" chart:values-cell-range-address="Tabelle1.O25:Tabelle1.O31" chart:label-cell-address="Tabelle1.O24:Tabelle1.O24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noid</text:p>
                <draw:g>
                  <svg:desc>Tabelle1.N24:Tabelle1.N24</svg:desc>
                </draw:g>
              </table:table-cell>
              <table:table-cell office:value-type="string">
                <text:p>Alpha-Beta</text:p>
                <draw:g>
                  <svg:desc>Tabelle1.O24:Tabelle1.O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M25:Tabelle1.M31</svg:desc>
                </draw:g>
              </table:table-cell>
              <table:table-cell office:value-type="float" office:value="219">
                <text:p>219</text:p>
                <draw:g>
                  <svg:desc>Tabelle1.N25:Tabelle1.N31</svg:desc>
                </draw:g>
              </table:table-cell>
              <table:table-cell office:value-type="float" office:value="74">
                <text:p>74</text:p>
                <draw:g>
                  <svg:desc>Tabelle1.O25:Tabelle1.O31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1516">
                <text:p>15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142">
                <text:p>14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137">
                <text:p>1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6431">
                <text:p>643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302">
                <text:p>3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7869">
                <text:p>7869</text:p>
              </table:table-cell>
              <table:table-cell office:value-type="float" office:value="2349">
                <text:p>2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bar" chart:style-name="ch1">
        <chart:title svg:x="6.192cm" svg:y="0.316cm" chart:style-name="ch2">
          <text:p>Tiefenerweiterung</text:p>
        </chart:title>
        <chart:legend chart:legend-position="end" svg:x="13.542cm" svg:y="3.927cm" style:legend-expansion="high" chart:style-name="ch3"/>
        <chart:plot-area chart:style-name="ch4" table:cell-range-address="Tabelle1.M35:Tabelle1.O42" chart:data-source-has-labels="both" svg:x="0.769cm" svg:y="1.635cm" svg:width="12.135cm" svg:height="6.18cm">
          <chartooo:coordinate-region svg:x="3.719cm" svg:y="1.635cm" svg:width="9.091cm" svg:height="5.507cm"/>
          <chart:axis chart:dimension="x" chart:name="primary-x" chart:style-name="ch5" chartooo:axis-type="auto">
            <chartooo:date-scale/>
            <chart:categories table:cell-range-address="Tabelle1.M36:Tabelle1.M42"/>
          </chart:axis>
          <chart:axis chart:dimension="y" chart:name="primary-y" chart:style-name="ch6">
            <chart:title svg:x="6.422cm" svg:y="7.996cm" chart:style-name="ch7">
              <text:p>Tiefe</text:p>
            </chart:title>
            <chart:grid chart:style-name="ch8" chart:class="major"/>
          </chart:axis>
          <chart:series chart:style-name="ch9" chart:values-cell-range-address="Tabelle1.N36:Tabelle1.N42" chart:label-cell-address="Tabelle1.N35:Tabelle1.N35" chart:class="chart:bar">
            <chart:data-point chart:repeated="7"/>
          </chart:series>
          <chart:series chart:style-name="ch10" chart:values-cell-range-address="Tabelle1.O36:Tabelle1.O42" chart:label-cell-address="Tabelle1.O35:Tabelle1.O3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noid</text:p>
                <draw:g>
                  <svg:desc>Tabelle1.N35:Tabelle1.N35</svg:desc>
                </draw:g>
              </table:table-cell>
              <table:table-cell office:value-type="string">
                <text:p>Alpha-Beta</text:p>
                <draw:g>
                  <svg:desc>Tabelle1.O35:Tabelle1.O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M36:Tabelle1.M42</svg:desc>
                </draw:g>
              </table:table-cell>
              <table:table-cell office:value-type="float" office:value="5.45">
                <text:p>5.45</text:p>
                <draw:g>
                  <svg:desc>Tabelle1.N36:Tabelle1.N42</svg:desc>
                </draw:g>
              </table:table-cell>
              <table:table-cell office:value-type="float" office:value="6.77">
                <text:p>6.77</text:p>
                <draw:g>
                  <svg:desc>Tabelle1.O36:Tabelle1.O42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3.68">
                <text:p>3.6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4.44">
                <text:p>4.44</text:p>
              </table:table-cell>
              <table:table-cell office:value-type="float" office:value="5.41">
                <text:p>5.41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6.02">
                <text:p>6.0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2.94">
                <text:p>2.94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4.38">
                <text:p>4.3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3.19">
                <text:p>3.19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3cm" xlink:href=".." xlink:type="simple" chart:class="chart:bar" chart:style-name="ch1">
        <chart:title svg:x="6.167cm" svg:y="0.316cm" chart:style-name="ch2">
          <text:p>Zustandsersparnis</text:p>
        </chart:title>
        <chart:legend chart:legend-position="bottom" svg:x="4.687cm" svg:y="8.194cm" style:legend-expansion="wide" chart:style-name="ch3"/>
        <chart:plot-area chart:style-name="ch4" table:cell-range-address="Tabelle1.C32:Tabelle1.E39" chart:data-source-has-labels="both" svg:x="0.77cm" svg:y="1.635cm" svg:width="14.611cm" svg:height="5.959cm">
          <chartooo:coordinate-region svg:x="3.72cm" svg:y="1.635cm" svg:width="11.223cm" svg:height="5.286cm"/>
          <chart:axis chart:dimension="x" chart:name="primary-x" chart:style-name="ch5" chartooo:axis-type="auto">
            <chartooo:date-scale/>
            <chart:categories table:cell-range-address="Tabelle1.C33:Tabelle1.C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D33:Tabelle1.D39" chart:label-cell-address="Tabelle1.D32:Tabelle1.D32" chart:class="chart:bar">
            <chart:data-point chart:repeated="7"/>
          </chart:series>
          <chart:series chart:style-name="ch9" chart:values-cell-range-address="Tabelle1.E33:Tabelle1.E39" chart:label-cell-address="Tabelle1.E32:Tabelle1.E3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ne Zugsortierung</text:p>
                <draw:g>
                  <svg:desc>Tabelle1.D32:Tabelle1.D32</svg:desc>
                </draw:g>
              </table:table-cell>
              <table:table-cell office:value-type="string">
                <text:p>mit Zugsortierung</text:p>
                <draw:g>
                  <svg:desc>Tabelle1.E32:Tabelle1.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C33:Tabelle1.C39</svg:desc>
                </draw:g>
              </table:table-cell>
              <table:table-cell office:value-type="float" office:value="646">
                <text:p>646</text:p>
                <draw:g>
                  <svg:desc>Tabelle1.D33:Tabelle1.D39</svg:desc>
                </draw:g>
              </table:table-cell>
              <table:table-cell office:value-type="float" office:value="705">
                <text:p>705</text:p>
                <draw:g>
                  <svg:desc>Tabelle1.E33:Tabelle1.E39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1255">
                <text:p>1255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6912">
                <text:p>6912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717">
                <text:p>71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3340">
                <text:p>3340</text:p>
              </table:table-cell>
              <table:table-cell office:value-type="float" office:value="1359">
                <text:p>1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4cm" xlink:href=".." xlink:type="simple" chart:class="chart:bar" chart:style-name="ch1">
        <chart:title svg:x="6.668cm" svg:y="0.316cm" chart:style-name="ch2">
          <text:p>Zeitersparnis</text:p>
        </chart:title>
        <chart:legend chart:legend-position="bottom" svg:x="4.672cm" svg:y="8.195cm" style:legend-expansion="wide" chart:style-name="ch3"/>
        <chart:plot-area chart:style-name="ch4" table:cell-range-address="Tabelle1.F32:Tabelle1.H39" chart:data-source-has-labels="both" svg:x="0.769cm" svg:y="1.635cm" svg:width="14.583cm" svg:height="5.96cm">
          <chartooo:coordinate-region svg:x="3.719cm" svg:y="1.635cm" svg:width="11.195cm" svg:height="5.287cm"/>
          <chart:axis chart:dimension="x" chart:name="primary-x" chart:style-name="ch5" chartooo:axis-type="auto">
            <chartooo:date-scale/>
            <chart:categories table:cell-range-address="Tabelle1.F33:Tabelle1.F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G33:Tabelle1.G39" chart:label-cell-address="Tabelle1.G32:Tabelle1.G32" chart:class="chart:bar">
            <chart:data-point chart:repeated="7"/>
          </chart:series>
          <chart:series chart:style-name="ch9" chart:values-cell-range-address="Tabelle1.H33:Tabelle1.H39" chart:label-cell-address="Tabelle1.H32:Tabelle1.H3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ne Zugsortierung</text:p>
                <draw:g>
                  <svg:desc>Tabelle1.G32:Tabelle1.G32</svg:desc>
                </draw:g>
              </table:table-cell>
              <table:table-cell office:value-type="string">
                <text:p>mit Zugsortierung</text:p>
                <draw:g>
                  <svg:desc>Tabelle1.H32:Tabelle1.H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F33:Tabelle1.F39</svg:desc>
                </draw:g>
              </table:table-cell>
              <table:table-cell office:value-type="float" office:value="74">
                <text:p>74</text:p>
                <draw:g>
                  <svg:desc>Tabelle1.G33:Tabelle1.G39</svg:desc>
                </draw:g>
              </table:table-cell>
              <table:table-cell office:value-type="float" office:value="79">
                <text:p>79</text:p>
                <draw:g>
                  <svg:desc>Tabelle1.H33:Tabelle1.H39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175">
                <text:p>17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1477">
                <text:p>1477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106">
                <text:p>10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2349">
                <text:p>2349</text:p>
              </table:table-cell>
              <table:table-cell office:value-type="float" office:value="868">
                <text:p>8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3cm" xlink:href=".." xlink:type="simple" chart:class="chart:bar" chart:style-name="ch1">
        <chart:title svg:x="6.192cm" svg:y="0.316cm" chart:style-name="ch2">
          <text:p>Tiefenerweiterung</text:p>
        </chart:title>
        <chart:legend chart:legend-position="end" svg:x="12.325cm" svg:y="3.927cm" style:legend-expansion="high" chart:style-name="ch3"/>
        <chart:plot-area chart:style-name="ch4" table:cell-range-address="Tabelle1.I32:Tabelle1.K39" chart:data-source-has-labels="both" svg:x="0.769cm" svg:y="1.635cm" svg:width="10.918cm" svg:height="6.18cm">
          <chartooo:coordinate-region svg:x="3.719cm" svg:y="1.635cm" svg:width="7.874cm" svg:height="5.507cm"/>
          <chart:axis chart:dimension="x" chart:name="primary-x" chart:style-name="ch5" chartooo:axis-type="auto">
            <chartooo:date-scale/>
            <chart:categories table:cell-range-address="Tabelle1.I33:Tabelle1.I39"/>
          </chart:axis>
          <chart:axis chart:dimension="y" chart:name="primary-y" chart:style-name="ch6">
            <chart:title svg:x="5.814cm" svg:y="7.996cm" chart:style-name="ch7">
              <text:p>Tiefe</text:p>
            </chart:title>
            <chart:grid chart:style-name="ch8" chart:class="major"/>
          </chart:axis>
          <chart:series chart:style-name="ch9" chart:values-cell-range-address="Tabelle1.J33:Tabelle1.J39" chart:label-cell-address="Tabelle1.J32:Tabelle1.J32" chart:class="chart:bar">
            <chart:data-point chart:repeated="7"/>
          </chart:series>
          <chart:series chart:style-name="ch10" chart:values-cell-range-address="Tabelle1.K33:Tabelle1.K39" chart:label-cell-address="Tabelle1.K32:Tabelle1.K3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ne Zugsortierung</text:p>
                <draw:g>
                  <svg:desc>Tabelle1.J32:Tabelle1.J32</svg:desc>
                </draw:g>
              </table:table-cell>
              <table:table-cell office:value-type="string">
                <text:p>mit Zugsortierung</text:p>
                <draw:g>
                  <svg:desc>Tabelle1.K32:Tabelle1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m12x12</text:p>
                <draw:g>
                  <svg:desc>Tabelle1.I33:Tabelle1.I39</svg:desc>
                </draw:g>
              </table:table-cell>
              <table:table-cell office:value-type="float" office:value="6.77">
                <text:p>6.77</text:p>
                <draw:g>
                  <svg:desc>Tabelle1.J33:Tabelle1.J39</svg:desc>
                </draw:g>
              </table:table-cell>
              <table:table-cell office:value-type="float" office:value="6.63">
                <text:p>6.63</text:p>
                <draw:g>
                  <svg:desc>Tabelle1.K33:Tabelle1.K39</svg:desc>
                </draw:g>
              </table:table-cell>
            </table:table-row>
            <table:table-row>
              <table:table-cell office:value-type="string">
                <text:p>endlosrohr</text:p>
              </table:table-cell>
              <table:table-cell office:value-type="float" office:value="4.29">
                <text:p>4.2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comp2017_04_4p</text:p>
              </table:table-cell>
              <table:table-cell office:value-type="float" office:value="5.41">
                <text:p>5.41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2014_comp_1_4p</text:p>
              </table:table-cell>
              <table:table-cell office:value-type="float" office:value="8.23">
                <text:p>8.23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2013_comp_5_2p</text:p>
              </table:table-cell>
              <table:table-cell office:value-type="float" office:value="3.52">
                <text:p>3.5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2012_Map_fuenf</text:p>
              </table:table-cell>
              <table:table-cell office:value-type="float" office:value="5.38">
                <text:p>5.38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014_comp_2_4p</text:p>
              </table:table-cell>
              <table:table-cell office:value-type="float" office:value="2.97">
                <text:p>2.97</text:p>
              </table:table-cell>
              <table:table-cell office:value-type="float" office:value="3.05">
                <text:p>3.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